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P1" style:family="paragraph">
      <style:paragraph-properties/>
    </style:style>
  </office:automatic-styles>
  <office:body>
    <office:text>
      <text:p text:style-name="P1">This month I listened to Outliers: The Story of Success by Malcolm Gladwell. I was drawn to Gladwell for his other book David and Goliath which I’m still yet to read but what an inspiring read this one has turned out to be.</text:p>
      <text:p text:style-name="P1">New blog, new habits. After reading a book, I’ll be sharing my thoughts on that book as a way of recording them for posterity. I work towards three thoughts from the book. For my personal use there’ll be three action steps which may or may not correspond to each thoughts.</text:p>
      <text:p text:style-name="P1">This is the first book I’ve completed since restarting the blog so here are my thoughts:</text:p>
      <text:p text:style-name="P1">Success is Luck</text:p>
      <text:p text:style-name="P1">At least it owes more to luck than I thought it did. Usually, when people say this, they tend use it to prove how unlucky they’ve been or play down the achievements of someone else. I didn’t feel the author doing that and his own story at the end of the book went further to confirm that. I’ll save the details of how lucky I’ve been for another time but know that I’m a lucky one and I think you are too. One just needs to ‘count their blessings’ to see how lucky they are.</text:p>
      <text:p text:style-name="P1">An example of someone who considered himself unlucky was the servant that received one talent from the master. I’m sure he arrived at that conclusion after comparing himself with the other servants. And today its even easiest to compare one’s self than it has even been. </text:p>
      <text:p text:style-name="P1">Lord, help me not to forget how lucky I am.</text:p>
      <text:p text:style-name="P1">Success is Work</text:p>
      <text:p text:style-name="P1">10,000 hours would do what luck wouldn’t do. With luck comes responsibility. Joseph had to serve Potiphar well - probably after realising how luck he’s been to be alive; Bill Gates and Bill Joy had to show up and write the codes. I’ve been thinking about how many hours of code I can say I’ve written and one thing is clear, I have to spend more time doing the work.</text:p>
      <text:p text:style-name="P1">Personally I know not all of my interests would get that amount of time, so I shouldn’t compare myself with someone who’ll give that amount of time because for him/her its not just an interest.</text:p>
      <text:p text:style-name="P1">Mitigated speeches KILL</text:p>
      <text:p text:style-name="P1">That deep lying fear or desire for acceptance from authority. This one I’ve suffered from for far too long. Ghana and Nigeria are high power-distance countries so its part of my society. But if I don’t minimise it it’ll be a big problem for me. </text:p>
      <text:p text:style-name="P1">Mind you, it doesn’t mean you become mean or something similar, it just means you don’t let anyone use a place of authority to deny you anything just because you couldn’t speak up.</text:p>
      <text:p text:style-name="P1">However, there is hope. The book reassures that one can still break free no matter how deeply embedded this habit has been in our lives and culture. Our young ones shouldn’t live life because someone older tells them to but because they’ve questioned and found out why they ought to live that way.</text:p>
      <text:p text:style-name="P1">What I’m taking from the book is this: “Count your blessings, do the work those blessings require and respect authority but don’t let that respect cost you your life.”</text:p>
      <text:p text:style-name="P1">This book has taken my love for Psychology to a whole new level.</text:p>
    </office:text>
  </office:body>
</office:document-content>
</file>

<file path=styles.xml><?xml version="1.0" encoding="utf-8"?>
<office:document-styles xmlns:office="urn:oasis:names:tc:opendocument:xmlns:office:1.0" office:version="1.2"/>
</file>